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55f" officeooo:paragraph-rsid="0019355f"/>
    </style:style>
    <style:style style:name="P2" style:family="paragraph" style:parent-style-name="Standard">
      <style:paragraph-properties fo:text-align="start" style:justify-single-word="false"/>
      <style:text-properties officeooo:rsid="0019355f" officeooo:paragraph-rsid="0019355f"/>
    </style:style>
    <style:style style:name="P3" style:family="paragraph" style:parent-style-name="Standard">
      <style:paragraph-properties fo:text-align="center" style:justify-single-word="false"/>
      <style:text-properties officeooo:rsid="0016f9b9" officeooo:paragraph-rsid="0019355f"/>
    </style:style>
    <style:style style:name="P4" style:family="paragraph" style:parent-style-name="Standard">
      <style:paragraph-properties fo:text-align="start" style:justify-single-word="false"/>
      <style:text-properties officeooo:rsid="0016f9b9" officeooo:paragraph-rsid="0019355f"/>
    </style:style>
    <style:style style:name="P5" style:family="paragraph" style:parent-style-name="Standard">
      <style:paragraph-properties fo:text-align="start" style:justify-single-word="false"/>
      <style:text-properties officeooo:rsid="0016f9b9" officeooo:paragraph-rsid="0019355f"/>
    </style:style>
    <style:style style:name="T1" style:family="text">
      <style:text-properties officeooo:rsid="0019355f"/>
    </style:style>
    <style:style style:name="T2" style:family="text">
      <style:text-properties officeooo:rsid="0019c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 DU <text:span text:style-name="T1">LOGICIEL LOGICOMPTA</text:span></text:p>
      <text:p text:style-name="P1"/>
      <text:p text:style-name="P1"/>
      <text:p text:style-name="P1">1. Quelle est l’intérêt de ce projet C++ ?</text:p>
      <text:p text:style-name="P1"/>
      <text:p text:style-name="P1">- faire mon premier logiciel IHM dans ce langage.</text:p>
      <text:p text:style-name="P1">- développer un logiciel à mes fins personnels et fonctionnel pour beaucoup de gens.</text:p>
      <text:p text:style-name="P1">- Mieux gérer mes dépenses</text:p>
      <text:p text:style-name="P1"/>
      <text:p text:style-name="P1"/>
      <text:p text:style-name="P1">2. Ce qui devrait être implémenter dans le logiciel</text:p>
      <text:p text:style-name="P1"/>
      <text:p text:style-name="P1">- Un compteur de la somme que je reçois par mois dans un coin de la fenêtre</text:p>
      <text:p text:style-name="P1">- Pouvoir classer chaque dépenses dans des rubriques qui lui correspondent (par ex : les courses)</text:p>
      <text:p text:style-name="P1">- la possibilité de créer des nouvelles rubriques si une ne correspond pas au type de la dépense.</text:p>
      <text:p text:style-name="P1">- Une liste totale des dépenses bien organisé avec les dates du début à la fin de chaque mois</text:p>
      <text:p text:style-name="P1">- Un beau design et une belle police d’écriture pour une fois</text:p>
      <text:p text:style-name="P1"/>
      <text:p text:style-name="P4"><text:span text:style-name="T1">3</text:span>. Faire les maquette<text:span text:style-name="T1">s des pages et les schémas de conception.</text:span></text:p>
      <text:p text:style-name="P4"><text:a xlink:type="simple" xlink:href="https://www.figma.com/file/ABi60sdA8sPmMAkxtyoYzg/logiCompta?type=design&amp;node-id=1%3A2&amp;mode=design&amp;t=TuZe9puNVPswngzU-1" text:style-name="Internet_20_link" text:visited-style-name="Visited_20_Internet_20_Link">https://www.figma.com/file/ABi60sdA8sPmMAkxtyoYzg/logiCompta?type=design&amp;node-id=1%3A2&amp;mode=design&amp;t=TuZe9puNVPswngzU-1</text:a></text:p>
      <text:p text:style-name="P4"/>
      <text:p text:style-name="P4"/>
      <text:p text:style-name="P2">4. MosCoW</text:p>
      <text:p text:style-name="P1"/>
      <text:p text:style-name="P1">- <text:span text:style-name="T2">Juste pour le kiff faire une page d’identifica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6T13:49:50.006000000</dc:date>
    <meta:editing-duration>PT53M2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5" meta:word-count="157" meta:character-count="958" meta:non-whitespace-character-count="816"/>
  </office:meta>
</office:document-meta>
</file>